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horizontal-align="justify" draw:textarea-vertical-align="middle" draw:auto-grow-height="false" fo:min-height="6.829cm" fo:min-width="9.041cm"/>
    </style:style>
    <style:style style:name="gr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dash" draw:stroke-dash="Dash" svg:stroke-width="0.106cm" draw:marker-start-width="0.358cm" draw:marker-end-width="0.358cm" svg:stroke-linecap="butt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41cm" svg:height="7.079cm" draw:transform="skewX (0.00785398163397449) rotate (0.00785398163397448) translate (4.459cm 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4.9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cm" svg:y1="16.639cm" svg:x2="3cm" svg:y2="4.25cm">
          <text:p/>
        </draw:line>
        <draw:line draw:style-name="gr4" draw:text-style-name="P2" draw:layer="layout" svg:x1="3cm" svg:y1="16.639cm" svg:x2="27.25cm" svg:y2="16.639cm">
          <text:p/>
        </draw:line>
        <draw:custom-shape draw:style-name="gr1" draw:text-style-name="P1" draw:layer="layout" svg:width="9.541cm" svg:height="7.079cm" draw:transform="skewX (0.00785398163397449) rotate (0.00785398163397448) translate (4.459cm 5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7.1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7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8.001cm" svg:y="7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8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0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9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007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1.201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4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5.9cm" svg:y="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5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9.001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8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9.007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9.007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2.201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1" draw:layer="layout" svg:width="9.541cm" svg:height="7.079cm" draw:transform="skewX (0.00785398163397449) rotate (0.00785398163397448) translate (4.459cm 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cm" svg:y1="16.639cm" svg:x2="3cm" svg:y2="4.25cm">
          <text:p/>
        </draw:line>
        <draw:line draw:style-name="gr4" draw:text-style-name="P2" draw:layer="layout" svg:x1="3cm" svg:y1="16.639cm" svg:x2="27.25cm" svg:y2="16.639cm">
          <text:p/>
        </draw:line>
        <draw:custom-shape draw:style-name="gr1" draw:text-style-name="P1" draw:layer="layout" svg:width="9.541cm" svg:height="7.079cm" draw:transform="skewX (0.00785398163397449) rotate (0.00785398163397448) translate (4.459cm 5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7.1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8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9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1.201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4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15.459cm 5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15.459cm 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15.459cm 8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15.459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22.201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8.002cm" svg:y="10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5.003cm" svg:y="10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9.103cm" svg:y="10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6.004cm" svg:y="10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2:45:06.686041975</meta:creation-date>
    <dc:date>2023-05-22T14:06:28.478312994</dc:date>
    <meta:editing-duration>PT2H43M4S</meta:editing-duration>
    <meta:editing-cycles>5</meta:editing-cycles>
    <meta:generator>LibreOffice/7.5.2.2$Linux_X86_64 LibreOffice_project/50$Build-2</meta:generator>
    <meta:document-statistic meta:object-count="48"/>
  </office:meta>
</office:document-meta>
</file>